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.7874in" fo:margin-right="0in" fo:margin-top="0.0398in" fo:margin-bottom="0in" fo:text-indent="0in" style:auto-text-indent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0.7874in" fo:margin-right="0in" fo:margin-top="0in" fo:margin-bottom="0.0398in" fo:text-indent="0in" style:auto-text-indent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.7874in" fo:margin-right="0in" fo:margin-top="0in" fo:margin-bottom="0.0398in" fo:text-indent="0in" style:auto-text-indent="false">
        <style:tab-stops>
          <style:tab-stop style:position="0.902in"/>
          <style:tab-stop style:position="2.5764in"/>
          <style:tab-stop style:position="3.4228in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.7874in" fo:margin-right="0in" fo:margin-top="0in" fo:margin-bottom="0.0398in" fo:text-indent="0in" style:auto-text-indent="false">
        <style:tab-stops>
          <style:tab-stop style:position="0.902in"/>
        </style:tab-stops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1.5752in" fo:margin-right="0in" fo:margin-top="0in" fo:margin-bottom="0.0398in" fo:text-indent="0in" style:auto-text-indent="false">
        <style:tab-stops>
          <style:tab-stop style:position="0.3335in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1.5752in" fo:margin-right="0in" fo:text-indent="0in" style:auto-text-indent="false"/>
    </style:style>
    <style:style style:name="P7" style:family="paragraph" style:parent-style-name="Standard">
      <style:paragraph-properties fo:margin-left="1.5626in" fo:margin-right="0in" fo:margin-top="0.0398in" fo:margin-bottom="0in" fo:text-indent="0in" style:auto-text-indent="false"/>
      <style:text-properties fo:font-weight="normal" style:font-weight-asian="normal" style:font-weight-complex="normal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Start a Fire</text:h>
      <text:p text:style-name="Text_20_body"><text:tab/><text:span text:style-name="T1">Get opinions from students</text:span></text:p>
      <text:p text:style-name="P3">Where:<text:tab/><text:span text:style-name="T2">course<text:tab/></text:span>Time:<text:tab/><text:span text:style-name="T2">5'</text:span></text:p>
      <text:p text:style-name="P3">Phases:<text:tab/><text:span text:style-name="T2">FB<text:tab/></text:span>Group:<text:span text:style-name="T2"><text:tab/>5-15</text:span></text:p>
      <text:p text:style-name="P3">Requires:<text:span text:style-name="T2"><text:tab/>circular room setup</text:span></text:p>
      <text:p text:style-name="P4">Material:</text:p>
      <text:p text:style-name="P5">matches</text:p>
      <text:p text:style-name="P5">cup of water</text:p>
      <text:p text:style-name="P2">Description:</text:p>
      <text:p text:style-name="P6">Ask <text:span text:style-name="T1">“What will you remember about the course?”</text:span>. Pass around the cup and the matches. Everybody may comment whatever he wants, but only as long as he is holding a burning match. There is one match per person, including yourself. The cup should be held close in order to dispose the match quickly.</text:p>
      <text:p text:style-name="P1">Hint:</text:p>
      <text:p text:style-name="P7">A trick only to reveal to another lecturer is that you can extend the time you speak by holding the match upwards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emis </meta:initial-creator>
    <meta:creation-date>2014-10-27T19:14:25</meta:creation-date>
    <dc:date>2014-10-27T19:14:39</dc:date>
    <dc:creator>Academis </dc:creator>
    <meta:editing-duration>P0D</meta:editing-duration>
    <meta:editing-cycles>1</meta:editing-cycles>
    <meta:document-statistic meta:table-count="0" meta:image-count="0" meta:object-count="0" meta:page-count="1" meta:paragraph-count="12" meta:word-count="101" meta:character-count="566" meta:non-whitespace-character-count="476"/>
    <meta:generator>LibreOffice/3.5$Linux_X86_64 LibreOffice_project/350m1$Build-2</meta:generator>
  </office:meta>
</office:document-meta>
</file>